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3" style:family="table">
      <style:table-properties style:width="25.396cm" fo:margin-left="0.138cm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3.409cm"/>
    </style:style>
    <style:style style:name="Tabel3.C" style:family="table-column">
      <style:table-column-properties style:column-width="11.299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3.409cm"/>
    </style:style>
    <style:style style:name="Tabel4.C" style:family="table-column">
      <style:table-column-properties style:column-width="11.299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2cm" style:rel-column-width="4084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986cm" style:rel-column-width="10165*"/>
    </style:style>
    <style:style style:name="Tabel1.D" style:family="table-column">
      <style:table-column-properties style:column-width="4.216cm" style:rel-column-width="10750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5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928cm"/>
    </style:style>
    <style:style style:name="Tabel2.B" style:family="table-column">
      <style:table-column-properties style:column-width="3.394cm"/>
    </style:style>
    <style:style style:name="Tabel2.C" style:family="table-column">
      <style:table-column-properties style:column-width="3.618cm"/>
    </style:style>
    <style:style style:name="Tabel2.D" style:family="table-column">
      <style:table-column-properties style:column-width="3.678cm"/>
    </style:style>
    <style:style style:name="Tabel2.E" style:family="table-column">
      <style:table-column-properties style:column-width="3.408cm"/>
    </style:style>
    <style:style style:name="Tabel2.F" style:family="table-column">
      <style:table-column-properties style:column-width="4.708cm"/>
    </style:style>
    <style:style style:name="Tabel2.G" style:family="table-column">
      <style:table-column-properties style:column-width="4.99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903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3" style:family="table-row">
      <style:table-row-properties style:row-height="1.69cm" fo:keep-together="auto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2.4" style:family="table-row">
      <style:table-row-properties style:row-height="1.563cm" fo:keep-together="auto"/>
    </style:style>
    <style:style style:name="Tabel2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0ec6511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8eb87e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907f3c" officeooo:paragraph-rsid="02a9db55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aba74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style:text-properties officeooo:paragraph-rsid="027fd60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9dc4f9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7fd60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paragraph-rsid="023da383"/>
    </style:style>
    <style:style style:name="P21" style:family="paragraph" style:parent-style-name="Footnote">
      <style:text-properties officeooo:paragraph-rsid="0f92b562"/>
    </style:style>
    <style:style style:name="P22" style:family="paragraph" style:parent-style-name="Footnote">
      <style:text-properties officeooo:paragraph-rsid="02493d05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break-before="page"/>
      <style:text-properties officeooo:paragraph-rsid="026ef228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26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8" style:family="paragraph" style:parent-style-name="Table_20_Contents">
      <style:text-properties officeooo:rsid="025cf310" officeooo:paragraph-rsid="026ef228"/>
    </style:style>
    <style:style style:name="P29" style:family="paragraph" style:parent-style-name="Table_20_Contents">
      <style:text-properties officeooo:rsid="025cf310" officeooo:paragraph-rsid="0278bc49"/>
    </style:style>
    <style:style style:name="P30" style:family="paragraph" style:parent-style-name="Table_20_Contents">
      <style:text-properties officeooo:rsid="025cf310" officeooo:paragraph-rsid="0286637d"/>
    </style:style>
    <style:style style:name="P31" style:family="paragraph" style:parent-style-name="Table_20_Contents">
      <style:text-properties officeooo:rsid="025cf310" officeooo:paragraph-rsid="0278493f"/>
    </style:style>
    <style:style style:name="P32" style:family="paragraph" style:parent-style-name="Table_20_Contents">
      <style:text-properties officeooo:rsid="025cf310" officeooo:paragraph-rsid="027736e7"/>
    </style:style>
    <style:style style:name="P33" style:family="paragraph" style:parent-style-name="Standard">
      <style:text-properties officeooo:paragraph-rsid="026ef228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35" style:family="paragraph" style:parent-style-name="Table_20_Contents">
      <style:text-properties officeooo:rsid="025cf310" officeooo:paragraph-rsid="029a865b"/>
    </style:style>
    <style:style style:name="P36" style:family="paragraph" style:parent-style-name="Table_20_Contents">
      <style:text-properties officeooo:rsid="025cf310" officeooo:paragraph-rsid="029c8630"/>
    </style:style>
    <style:style style:name="P37" style:family="paragraph" style:parent-style-name="Table_20_Contents">
      <style:text-properties officeooo:rsid="025cf310" officeooo:paragraph-rsid="027a6068"/>
    </style:style>
    <style:style style:name="P38" style:family="paragraph" style:parent-style-name="Standard" style:list-style-name="L1">
      <style:text-properties officeooo:paragraph-rsid="01fe3c46"/>
    </style:style>
    <style:style style:name="P39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Footnote">
      <style:text-properties officeooo:paragraph-rsid="02060474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5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91d7e7" style:font-size-asian="10.5pt" style:font-size-complex="10.5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1d7e7"/>
    </style:style>
    <style:style style:name="P4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a9db55"/>
    </style:style>
    <style:style style:name="P5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b340d"/>
    </style:style>
    <style:style style:name="P5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790fe"/>
    </style:style>
    <style:style style:name="P5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86a98"/>
    </style:style>
    <style:style style:name="P54" style:family="paragraph" style:parent-style-name="Standard" style:list-style-name="L2">
      <style:text-properties officeooo:paragraph-rsid="01d1c20a"/>
    </style:style>
    <style:style style:name="P55" style:family="paragraph" style:parent-style-name="Standard">
      <style:text-properties officeooo:paragraph-rsid="0103e699"/>
    </style:style>
    <style:style style:name="P5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7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7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74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5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7" style:family="paragraph" style:parent-style-name="Standard">
      <style:paragraph-properties style:snap-to-layout-grid="false"/>
      <style:text-properties style:font-name="Liberation Sans1" fo:font-size="12pt" fo:language="nl" fo:country="NL" officeooo:paragraph-rsid="00172dcf" style:font-size-asian="12pt" style:font-size-complex="12pt"/>
    </style:style>
    <style:style style:name="P78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9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81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officeooo:rsid="029dc4f9"/>
    </style:style>
    <style:style style:name="T10" style:family="text">
      <style:text-properties officeooo:rsid="0286637d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officeooo:rsid="007505e5"/>
    </style:style>
    <style:style style:name="T13" style:family="text">
      <style:text-properties officeooo:rsid="0013aa8e"/>
    </style:style>
    <style:style style:name="T14" style:family="text">
      <style:text-properties officeooo:rsid="007ef2fc"/>
    </style:style>
    <style:style style:name="T15" style:family="text">
      <style:text-properties style:font-name="Liberation Sans1" fo:font-size="12pt" style:font-size-asian="12pt" style:font-size-complex="12pt"/>
    </style:style>
    <style:style style:name="T16" style:family="text">
      <style:text-properties officeooo:rsid="009c12e0" style:font-size-asian="12pt" style:font-size-complex="12pt"/>
    </style:style>
    <style:style style:name="T17" style:family="text">
      <style:text-properties style:font-name="Liberation Sans1" fo:font-size="12pt" officeooo:rsid="009c12e0" style:font-size-asian="12pt" style:font-size-complex="12pt"/>
    </style:style>
    <style:style style:name="T18" style:family="text">
      <style:text-properties style:font-name="Liberation Sans1" fo:font-size="12pt" officeooo:rsid="00178133" style:font-size-asian="12pt" style:font-size-complex="12pt"/>
    </style:style>
    <style:style style:name="T19" style:family="text">
      <style:text-properties style:font-name="Liberation Sans1" fo:font-size="12pt" officeooo:rsid="007ef2fc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986a98"/>
    </style:style>
    <style:style style:name="T24" style:family="text">
      <style:text-properties officeooo:rsid="02a0bcbe"/>
    </style:style>
    <style:style style:name="T25" style:family="text">
      <style:text-properties officeooo:rsid="02a7122d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officeooo:rsid="02692193"/>
    </style:style>
    <style:style style:name="T32" style:family="text">
      <style:text-properties officeooo:rsid="027028eb"/>
    </style:style>
    <style:style style:name="T33" style:family="text">
      <style:text-properties officeooo:rsid="02a85727"/>
    </style:style>
    <style:style style:name="T34" style:family="text">
      <style:text-properties fo:font-weight="bold" officeooo:rsid="029dc4f9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29e0fd0" style:font-weight-asian="bold" style:font-weight-complex="bold"/>
    </style:style>
    <style:style style:name="T37" style:family="text">
      <style:text-properties fo:font-weight="bold" officeooo:rsid="02a6bd7c" style:font-weight-asian="bold" style:font-weight-complex="bold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41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42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43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4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5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44939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officeooo:rsid="04473353"/>
    </style:style>
    <style:style style:name="T55" style:family="text">
      <style:text-properties officeooo:rsid="0f95a7a0"/>
    </style:style>
    <style:style style:name="T56" style:family="text">
      <style:text-properties officeooo:rsid="0f8f58bd"/>
    </style:style>
    <style:style style:name="T57" style:family="text">
      <style:text-properties officeooo:rsid="0aace3cd"/>
    </style:style>
    <style:style style:name="T58" style:family="text">
      <style:text-properties style:font-name="Ubuntu" fo:font-size="10pt" style:font-size-asian="10pt" style:font-size-complex="10pt"/>
    </style:style>
    <style:style style:name="T59" style:family="text">
      <style:text-properties style:font-name="Liberation Sans1" fo:font-size="10pt" style:font-size-asian="10pt" style:font-size-complex="10pt"/>
    </style:style>
    <style:style style:name="T60" style:family="text">
      <style:text-properties style:font-name="Liberation Sans1" fo:font-size="10pt" officeooo:rsid="0203f598" style:font-size-asian="10pt" style:font-size-complex="10pt"/>
    </style:style>
    <style:style style:name="T61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62" style:family="text">
      <style:text-properties officeooo:rsid="0203f598"/>
    </style:style>
    <style:style style:name="T6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8e25c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5393fd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184e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officeooo:rsid="0289b300"/>
    </style:style>
    <style:style style:name="T77" style:family="text">
      <style:text-properties officeooo:rsid="028b5e62"/>
    </style:style>
    <style:style style:name="T78" style:family="text">
      <style:text-properties officeooo:rsid="028d51ca"/>
    </style:style>
    <style:style style:name="T7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officeooo:rsid="025d598d"/>
    </style:style>
    <style:style style:name="T81" style:family="text">
      <style:text-properties fo:font-size="10pt" officeooo:rsid="025d598d" style:font-size-asian="10pt" style:font-size-complex="10pt"/>
    </style:style>
    <style:style style:name="T82" style:family="text">
      <style:text-properties fo:font-size="10pt" officeooo:rsid="02a5ee23" style:font-size-asian="10pt" style:font-size-complex="10pt"/>
    </style:style>
    <style:style style:name="T83" style:family="text">
      <style:text-properties officeooo:rsid="0267de5b"/>
    </style:style>
    <style:style style:name="T84" style:family="text">
      <style:text-properties officeooo:rsid="02747497"/>
    </style:style>
    <style:style style:name="T85" style:family="text">
      <style:text-properties fo:font-size="10pt" officeooo:rsid="027341dd" style:font-size-asian="10pt" style:font-size-complex="10pt"/>
    </style:style>
    <style:style style:name="T86" style:family="text">
      <style:text-properties fo:font-size="10pt" officeooo:rsid="0274939b" style:font-size-asian="10pt" style:font-size-complex="10pt"/>
    </style:style>
    <style:style style:name="T87" style:family="text">
      <style:text-properties officeooo:rsid="0277d415"/>
    </style:style>
    <style:style style:name="T88" style:family="text">
      <style:text-properties fo:font-size="10pt" officeooo:rsid="027bb64c" style:font-size-asian="10pt" style:font-size-complex="10pt"/>
    </style:style>
    <style:style style:name="T89" style:family="text">
      <style:text-properties officeooo:rsid="0272d0c0"/>
    </style:style>
    <style:style style:name="T90" style:family="text">
      <style:text-properties officeooo:rsid="025e46cc"/>
    </style:style>
    <style:style style:name="T91" style:family="text">
      <style:text-properties fo:font-size="10pt" officeooo:rsid="025e46cc" style:font-size-asian="10pt" style:font-size-complex="10pt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03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1" fo:font-size="12pt" fo:language="nl" fo:country="NL" fo:font-style="normal" fo:font-weight="normal" officeooo:rsid="026b34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officeooo:rsid="01e96954"/>
    </style:style>
    <style:style style:name="T160" style:family="text">
      <style:text-properties officeooo:rsid="0119bd75"/>
    </style:style>
    <style:style style:name="T161" style:family="text">
      <style:text-properties fo:font-weight="normal" officeooo:rsid="00172dcf" style:font-weight-asian="normal" style:font-weight-complex="normal"/>
    </style:style>
    <style:style style:name="T162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<text:span text:style-name="T9">Back-up v</text:span>oorbereiden <text:span text:style-name="T9"><text:s/>o</text:span><text:span text:style-name="T10">p Windows</text:span></text:p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9">Verzame<text:span text:style-name="T12">l</text:span> <text:span text:style-name="T13">computernaam en </text:span>gebruikersnamen, zie pagina <text:span text:style-name="T14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1">☐</text:span></text:span></text:p>
          </table:table-cell>
          <table:table-cell table:style-name="Tabel6.A1" office:value-type="string">
            <text:p text:style-name="P11"><text:span text:style-name="T15">Verzamel </text:span><text:span text:style-name="Emphasis"><text:span text:style-name="T16">per gebruiker</text:span></text:span><text:span text:style-name="T17"> </text:span><text:span text:style-name="T15">E-mailadressen </text:span><text:span text:style-name="T18">en</text:span><text:span text:style-name="T15"> mailserver</text:span><text:span text:style-name="T18">adressen</text:span><text:span text:style-name="T15"> inclusief gebruikersnamen en wachtwoorden, zie pagina </text:span><text:span text:style-name="T19">4</text:span><text:span text:style-name="T15">.</text:span></text:p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1">☐</text:span></text:span></text:p>
          </table:table-cell>
          <table:table-cell table:style-name="_31_._5f_Migratie_5f_voorbereiden.A1" office:value-type="string">
            <text:p text:style-name="P13">Exporteer<text:span text:style-name="T20"> </text:span><text:span text:style-name="Emphasis"><text:span text:style-name="T21">gegevens uit de browser-app</text:span></text:span><text:span text:style-name="Emphasis"><text:span text:style-name="T22"><text:note text:id="ftn1" text:note-class="footnote"><text:note-citation>1</text:note-citation><text:note-body><text:p text:style-name="P14">Zie <text:span text:style-name="T23">d</text:span>e tabel “Browser-app migratie van Windows naar Linux” op <text:span text:style-name="T24">d</text:span>e vo<text:span text:style-name="T25">lgende</text:span> pagina.</text:p></text:note-body></text:note></text:span></text:span><text:span text:style-name="T26">.<text:line-break/></text:span><text:span text:style-name="T27">Gebr. 1-4</text:span><text:span text:style-name="T26"><text:line-break/></text:span><text:span text:style-name="Strong_20_Emphasis"><text:span text:style-name="T28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1">☐</text:span></text:span></text:p>
          </table:table-cell>
          <table:table-cell table:style-name="_31_._5f_Migratie_5f_voorbereiden.A1" office:value-type="string">
            <text:p text:style-name="P13">Exporteer<text:span text:style-name="Emphasis"><text:span text:style-name="T29"> </text:span></text:span><text:span text:style-name="Emphasis"><text:span text:style-name="T21">gegevens uit de </text:span></text:span><text:span text:style-name="Emphasis"><text:span text:style-name="T30">mail</text:span></text:span><text:span text:style-name="Emphasis"><text:span text:style-name="T21">-app</text:span></text:span><text:span text:style-name="Emphasis"><text:span text:style-name="T22"><text:note text:id="ftn2" text:note-class="footnote"><text:note-citation>2</text:note-citation><text:note-body><text:p text:style-name="P15">Zie de tabel “<text:span text:style-name="T31">Mai</text:span><text:span text:style-name="T32">l</text:span>-app migratie van Windows naar Linux” op <text:span text:style-name="T24">d</text:span>e vo<text:span text:style-name="T33">lgende</text:span>pagina.</text:p></text:note-body></text:note></text:span></text:span><text:span text:style-name="T26">.<text:line-break/></text:span><text:span text:style-name="T27">Gebr. 1-4</text:span><text:span text:style-name="T26"><text:line-break/></text:span><text:span text:style-name="Strong_20_Emphasis"><text:span text:style-name="T28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6"/>
          </table:table-cell>
          <table:table-cell table:style-name="Tabel5.A1" office:value-type="string">
            <text:p text:style-name="P17"/>
          </table:table-cell>
        </table:table-row>
        <table:table-row table:style-name="Tabel5.1">
          <table:table-cell table:style-name="Tabel5.A1" office:value-type="string">
            <text:p text:style-name="P16"/>
          </table:table-cell>
          <table:table-cell table:style-name="Tabel5.A1" office:value-type="string">
            <text:p text:style-name="P18"><text:span text:style-name="T34">Back-up uitvoeren o</text:span><text:span text:style-name="T35">p Linux </text:span><text:span text:style-name="T36">zonder</text:span><text:span text:style-name="T37">(</text:span><text:span text:style-name="T36">!</text:span><text:span text:style-name="T37">)</text:span><text:span text:style-name="T35"> BitLocker-stationsversleuteling op Windows.</text:span><text:line-break/><text:span text:style-name="T38">Configuratiescherm &gt; Systeem en beveiliging &gt; BitLocker-stationsversleuteling &gt; "Schijf" &gt; BitLocker uitschakelen</text:span></text:p>
          </table:table-cell>
        </table:table-row>
        <table:table-row table:style-name="Tabel5.1">
          <table:table-cell table:style-name="Tabel5.A1" office:value-type="string">
            <text:p text:style-name="P10"><text:span text:style-name="Strong_20_Emphasis"><text:span text:style-name="T11">☐</text:span></text:span></text:p>
          </table:table-cell>
          <table:table-cell table:style-name="Tabel5.A1" office:value-type="string">
            <text:p text:style-name="P19"><text:span text:style-name="T39">Start de computer op vanaf</text:span><text:span text:style-name="T39"><text:note text:id="ftn3" text:note-class="footnote"><text:note-citation>3</text:note-citation><text:note-body><text:p text:style-name="P20"><text:span text:style-name="T40">B</text:span><text:span text:style-name="T41">ootmenu/</text:span><text:span text:style-name="T40">S</text:span><text:span text:style-name="T41">etup</text:span><text:span text:style-name="T42"> via </text:span><text:span text:style-name="T43">é</text:span><text:span text:style-name="T44">é</text:span><text:span text:style-name="T40">n van d</text:span><text:span text:style-name="T45">e </text:span><text:span text:style-name="T46">v</text:span><text:span text:style-name="T47">eelgebruikte toetsen: </text:span><text:span text:style-name="T48">Esc</text:span><text:span text:style-name="T49">, </text:span><text:span text:style-name="T48">Delete</text:span><text:span text:style-name="T49">, </text:span><text:span text:style-name="T48">F1</text:span><text:span text:style-name="T49">, </text:span><text:span text:style-name="T48">F2</text:span><text:span text:style-name="T49">, </text:span><text:span text:style-name="T48">F9</text:span><text:span text:style-name="T49">, </text:span><text:span text:style-name="T48">F10</text:span><text:span text:style-name="T49">, </text:span><text:span text:style-name="T48">F11</text:span><text:span text:style-name="T49">, or </text:span><text:span text:style-name="T48">F12</text:span></text:p></text:note-body></text:note></text:span><text:span text:style-name="T39"> </text:span><text:span text:style-name="T50">een</text:span><text:span text:style-name="T51"> </text:span><text:span text:style-name="T52">L</text:span><text:span text:style-name="T53">ive</text:span><text:span text:style-name="T53"><text:note text:id="ftn4" text:note-class="footnote"><text:note-citation>4</text:note-citation><text:note-body><text:p text:style-name="P21"><text:span text:style-name="T54">Vanaf ee</text:span>n <text:span text:style-name="T55">L</text:span>ive <text:span text:style-name="T56">USB</text:span><text:span text:style-name="T57">-stick</text:span><text:span text:style-name="T58"> </text:span>kunt <text:span text:style-name="T54">u opstarten en</text:span> <text:span text:style-name="T59">met </text:span><text:span text:style-name="T60">Linux</text:span><text:span text:style-name="Strong_20_Emphasis"><text:span text:style-name="T61"> </text:span></text:span>werken zonder enige bestanden op de harde schijf te wijzigen en maakt ook installatie van <text:span text:style-name="T62">Linux</text:span><text:span text:style-name="T61"> </text:span>mogelijk.</text:p></text:note-body></text:note></text:span><text:span text:style-name="T53"> </text:span><text:span text:style-name="T63">USB</text:span><text:span text:style-name="T64">-stick</text:span><text:span text:style-name="T64"><text:note text:id="ftn5" text:note-class="footnote"><text:note-citation>5</text:note-citation><text:note-body><text:p text:style-name="P22"><text:span text:style-name="T65">Z</text:span><text:span text:style-name="T66">ie Checklist installatie ...</text:span></text:p></text:note-body></text:note></text:span><text:span text:style-name="T51">, </text:span><text:span text:style-name="T67">zoals </text:span><text:span text:style-name="T68">Debian</text:span><text:span text:style-name="T69"> </text:span><text:span text:style-name="T70">of Rocky Linux</text:span><text:span text:style-name="T71"> </text:span><text:span text:style-name="T53">Desktop/</text:span><text:span text:style-name="T72">Workstation</text:span></text:p>
          </table:table-cell>
        </table:table-row>
        <table:table-row table:style-name="Tabel5.4">
          <table:table-cell table:style-name="Tabel5.A1" office:value-type="string">
            <text:p text:style-name="P10"><text:span text:style-name="Strong_20_Emphasis"><text:span text:style-name="T11">☐</text:span></text:span></text:p>
          </table:table-cell>
          <table:table-cell table:style-name="Tabel5.A1" office:value-type="string">
            <text:p text:style-name="P23"><text:span text:style-name="T73">K</text:span><text:span text:style-name="T20">opi</text:span><text:span text:style-name="T73">eer</text:span><text:span text:style-name="T20"> </text:span><text:span text:style-name="Emphasis"><text:span text:style-name="T29">per gebruiker </text:span></text:span><text:span text:style-name="T74">C:\Gebruikers\&lt;Gebruikersnaam&gt; </text:span><text:span text:style-name="T20">naar een externe harddisk</text:span><text:span text:style-name="T26">.<text:line-break/></text:span><text:span text:style-name="T27">Gebr. 1-4</text:span><text:span text:style-name="T26"><text:line-break/></text:span><text:span text:style-name="Strong_20_Emphasis"><text:span text:style-name="T28">☐ ☐ ☐ ☐</text:span></text:span></text:p>
          </table:table-cell>
        </table:table-row>
      </table:table>
      <text:p text:style-name="P16"><text:span text:style-name="Emphasis"><text:span text:style-name="T75"/></text:span></text:p>
      <text:p text:style-name="P24"><text:tab/></text:p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25">Browser-app migratie <text:span text:style-name="T32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25"/>
          </table:table-cell>
          <table:table-cell table:style-name="Tabel3.A2" office:value-type="string">
            <text:p text:style-name="P26"><text:span text:style-name="T76">Op </text:span>Windows <text:span text:style-name="T77">in </text:span><text:span text:style-name="T78">gebruik</text:span></text:p>
          </table:table-cell>
          <table:table-cell table:style-name="Tabel3.C2" office:value-type="string">
            <text:p text:style-name="P26">Linux <text:span text:style-name="T76">vervanger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9">☐</text:span></text:span></text:p>
          </table:table-cell>
          <table:table-cell table:style-name="Tabel3.A2" office:value-type="string">
            <text:p text:style-name="P28">Microsoft Edge <text:span text:style-name="T80">(export Favorieten)<text:line-break/></text:span><text:span text:style-name="T81">C:\Gebruikers\&lt;Gebruikersnaam&gt;\AppData\Local\Microsoft\Edge\User Data\Default</text:span><text:span text:style-name="T82">\</text:span></text:p>
          </table:table-cell>
          <table:table-cell table:style-name="Tabel3.C2" office:value-type="string">
            <text:p text:style-name="P29">Microsoft Edge <text:span text:style-name="T80">(import Favorieten)<text:line-break/></text:span><text:span text:style-name="T81">~/.config/microsoft-edge/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9">☐</text:span></text:span></text:p>
          </table:table-cell>
          <table:table-cell table:style-name="Tabel3.A2" office:value-type="string">
            <text:p text:style-name="P30">Mozilla Firefox <text:span text:style-name="T80">(export </text:span><text:span text:style-name="T83">Bladwijzers</text:span><text:span text:style-name="T80">), </text:span><text:span text:style-name="T10">zie </text:span><text:span text:style-name="User_20_Entry"><text:span text:style-name="T84">about:profiles</text:span></text:span><text:span text:style-name="T84">:</text:span><text:span text:style-name="T80"><text:line-break/></text:span><text:span text:style-name="T85">C:\Gebruikers\</text:span><text:span text:style-name="T81">&lt;Gebruikersnaam&gt;</text:span><text:span text:style-name="T85">\AppData\Roaming\M</text:span><text:span text:style-name="T86">o</text:span><text:span text:style-name="T85">zilla\Firefox\Profiles\</text:span></text:p>
          </table:table-cell>
          <table:table-cell table:style-name="Tabel3.C2" office:value-type="string">
            <text:p text:style-name="P31">Mozilla Firefox <text:span text:style-name="T80">(import </text:span><text:span text:style-name="T83">Bladwijzers</text:span><text:span text:style-name="T80">), </text:span><text:span text:style-name="T10">zie</text:span><text:span text:style-name="T87"> </text:span><text:span text:style-name="User_20_Entry"><text:span text:style-name="T84">about:profiles</text:span></text:span><text:span text:style-name="T84">:</text:span><text:span text:style-name="T80"><text:line-break/></text:span><text:span text:style-name="T81">~/.mozilla/firefox/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9">☐</text:span></text:span></text:p>
          </table:table-cell>
          <table:table-cell table:style-name="Tabel3.A2" office:value-type="string">
            <text:p text:style-name="P32">Google Chrome <text:span text:style-name="T80">(export </text:span><text:span text:style-name="T83">Bookmarks</text:span><text:span text:style-name="T80">)<text:line-break/></text:span><text:span text:style-name="T81">C:\Gebruikers\&lt;gebruikersnaam&gt;\AppData\Local\Google\Chrome\User Data</text:span><text:span text:style-name="T88">\</text:span></text:p>
          </table:table-cell>
          <table:table-cell table:style-name="Tabel3.C2" office:value-type="string">
            <text:p text:style-name="P32">Google Chrome <text:span text:style-name="T80">(import </text:span><text:span text:style-name="T83">Bookmarks</text:span><text:span text:style-name="T80">)<text:line-break/></text:span><text:span text:style-name="T81">~/.config/google-chrome/</text:span></text:p>
          </table:table-cell>
        </table:table-row>
      </table:table>
      <text:p text:style-name="P33"/>
      <text:p text:style-name="P33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34">Mail-app migratie <text:span text:style-name="T32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7"><text:span text:style-name="Strong_20_Emphasis"><text:span text:style-name="T79"/></text:span></text:p>
          </table:table-cell>
          <table:table-cell table:style-name="Tabel4.A2" office:value-type="string">
            <text:p text:style-name="P26"><text:span text:style-name="T76">Op </text:span>Windows <text:span text:style-name="T76">in gebruik</text:span></text:p>
          </table:table-cell>
          <table:table-cell table:style-name="Tabel4.C2" office:value-type="string">
            <text:p text:style-name="P26">Linux <text:span text:style-name="T76">vervanger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9">☐</text:span></text:span></text:p>
          </table:table-cell>
          <table:table-cell table:style-name="Tabel4.A2" office:value-type="string">
            <text:p text:style-name="P28">Microsoft Outlook (export PST/OST-<text:span text:style-name="T89">bestand</text:span>)<text:line-break/><text:span text:style-name="T38">C:\Gebruikers\&lt;Gebruikersnaam&gt;\Documents\Outlook Files\</text:span></text:p>
          </table:table-cell>
          <table:table-cell table:style-name="Tabel4.C2" office:value-type="string">
            <text:p text:style-name="P28">Evolution (import PST/OST-<text:span text:style-name="T89">bestand</text:span>)<text:line-break/><text:span text:style-name="T38">~/.local/share/evolution/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9">☐</text:span></text:span></text:p>
          </table:table-cell>
          <table:table-cell table:style-name="Tabel4.A2" office:value-type="string">
            <text:p text:style-name="P35">Windows Mail (export <text:span text:style-name="T80">e-mails + </text:span><text:span text:style-name="T90">adresboek)<text:line-break/></text:span><text:span text:style-name="T91">C:\</text:span><text:span text:style-name="T85">Gebru</text:span><text:span text:style-name="T91">ikers\</text:span><text:span text:style-name="T81">&lt;Gebruikersnaam&gt;</text:span><text:span text:style-name="T91">\AppData\Local\Comms\Unistore\data</text:span><text:span text:style-name="T82">\</text:span></text:p>
          </table:table-cell>
          <table:table-cell table:style-name="Tabel4.C2" office:value-type="string">
            <text:p text:style-name="P36">Thunderbird (import <text:span text:style-name="T80">e-mails + </text:span><text:span text:style-name="T90">adresboek)<text:line-break/></text:span><text:span text:style-name="T91">~/.thunderbird/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9">☐</text:span></text:span></text:p>
          </table:table-cell>
          <table:table-cell table:style-name="Tabel4.A2" office:value-type="string">
            <text:p text:style-name="P37">Thunderbird (export <text:span text:style-name="T80">e-mails + </text:span><text:span text:style-name="T90">adresboek)<text:line-break/></text:span><text:span text:style-name="T91">C:\</text:span><text:span text:style-name="T85">Gebru</text:span><text:span text:style-name="T91">ikers\</text:span><text:span text:style-name="T81">&lt;Gebruikersnaam&gt;</text:span><text:span text:style-name="T91">\AppData\Roaming\Thunderbird\Profiles</text:span><text:span text:style-name="T82">\</text:span></text:p>
          </table:table-cell>
          <table:table-cell table:style-name="Tabel4.C2" office:value-type="string">
            <text:p text:style-name="P37">Thunderbird (import <text:span text:style-name="T80">e-mails + </text:span><text:span text:style-name="T90">adresboek)<text:line-break/></text:span><text:span text:style-name="T91">~/.thunderbird/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9">☐</text:span></text:span></text:p>
          </table:table-cell>
          <table:table-cell table:style-name="Tabel4.A2" office:value-type="string">
            <text:p text:style-name="P28">Webmail</text:p>
          </table:table-cell>
          <table:table-cell table:style-name="Tabel4.C2" office:value-type="string">
            <text:p text:style-name="P28">Webmail</text:p>
          </table:table-cell>
        </table:table-row>
      </table:table>
      <text:p text:style-name="P33"/>
      <text:p text:style-name="P33"/>
      <text:list text:continue-numbering="true" text:style-name="L1">
        <text:list-item>
          <text:p text:style-name="P38"><text:span text:style-name="Strong_20_Emphasis"><text:span text:style-name="T92">Linux </text:span></text:span><text:span text:style-name="Strong_20_Emphasis"><text:span text:style-name="T93">installeren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1">☐</text:span></text:span></text:p>
          </table:table-cell>
          <table:table-cell table:style-name="_32_._5f_Ubuntu_5f_installeren.A1" office:value-type="string">
            <text:p text:style-name="P40"><text:span text:style-name="T94">Installeer </text:span><text:span text:style-name="T95">Linux </text:span><text:span text:style-name="T94">volgens de </text:span><text:span text:style-name="Strong_20_Emphasis"><text:span text:style-name="T96">Checklist</text:span></text:span><text:span text:style-name="Strong_20_Emphasis"><text:span text:style-name="T97"> i</text:span></text:span><text:span text:style-name="Strong_20_Emphasis"><text:span text:style-name="T98">nstallatie</text:span></text:span><text:span text:style-name="T99"><text:note text:id="ftn6" text:note-class="footnote"><text:note-citation>1</text:note-citation><text:note-body><text:p text:style-name="P41">Checklist installatie is te vinden op <text:a xlink:type="simple" xlink:href="https://karelzimmer.nl/" text:style-name="Internet_20_link" text:visited-style-name="Visited_20_Internet_20_Link"><text:span text:style-name="T100">karelzimmer.nl</text:span></text:a><text:span text:style-name="T101">, onder </text:span><text:span text:style-name="Sterk_20_accent_20_voetnoot"><text:span text:style-name="T102">Linux</text:span></text:span><text:span text:style-name="T101">.</text:span></text:p></text:note-body></text:note></text:span><text:span text:style-name="T99">.</text:span></text:p>
          </table:table-cell>
        </table:table-row>
      </table:table>
      <text:p text:style-name="P42"><text:soft-page-break/><text:span text:style-name="Strong_20_Emphasis"><text:span text:style-name="T103"><text:tab/></text:span></text:span></text:p>
      <text:list text:continue-numbering="true" text:style-name="L1">
        <text:list-item>
          <text:p text:style-name="P43"><text:span text:style-name="Strong_20_Emphasis"><text:span text:style-name="T104">Back-up </text:span></text:span><text:span text:style-name="Strong_20_Emphasis"><text:span text:style-name="T105">t</text:span></text:span><text:span text:style-name="Strong_20_Emphasis"><text:span text:style-name="T104">erugzetten</text:span></text:span><text:span text:style-name="Emphasis"><text:span text:style-name="T106"> (</text:span></text:span><text:span text:style-name="Emphasis"><text:span text:style-name="T107">op</text:span></text:span><text:span text:style-name="Emphasis"><text:span text:style-name="T106"> </text:span></text:span><text:span text:style-name="Emphasis"><text:span text:style-name="T108">Linux</text:span></text:span><text:span text:style-name="Emphasis"><text:span text:style-name="T106">)</text:span></text:span><text:span text:style-name="Strong_20_Emphasis"><text:span text:style-name="T21"><text:line-break/></text:span></text:span></text:p>
          <text:p text:style-name="P44"><text:span text:style-name="Emphasis">De handelingen in dit hoofdstuk dienen per gebruiker te worden uitgevoerd.</text:span></text:p>
          <text:p text:style-name="P44"><text:span text:style-name="Emphasis"/></text:p>
          <text:p text:style-name="P45">Gebr. 1-4</text:p>
        </text:list-item>
      </text:list>
      <text:p text:style-name="P46"><text:span text:style-name="T103"><text:tab/></text:span><text:span text:style-name="Strong_20_Emphasis"><text:span text:style-name="T79">☐ ☐ ☐ ☐</text:span></text:span><text:span text:style-name="T109"><text:tab/></text:span><text:span text:style-name="T110">Zorg dat er geen </text:span><text:span text:style-name="T111">Internetverbinding </text:span><text:span text:style-name="T110">is, zodat er geen nieuwe </text:span><text:span text:style-name="T112">e-</text:span><text:span text:style-name="T110">mails </text:span><text:span text:style-name="T113">kunnen </text:span><text:span text:style-name="T112">binnen</text:span><text:span text:style-name="T110">komen.</text:span></text:p>
      <text:p text:style-name="P47"><text:span text:style-name="T114"><text:tab/></text:span><text:span text:style-name="Strong_20_Emphasis"><text:span text:style-name="T28">☐ ☐ ☐ ☐<text:tab/></text:span></text:span><text:span text:style-name="T21">Koppel de externe harddisk aan.</text:span></text:p>
      <text:p text:style-name="P48"><text:span text:style-name="T114"><text:tab/></text:span><text:span text:style-name="Strong_20_Emphasis"><text:span text:style-name="T28">☐ ☐ ☐ ☐</text:span></text:span><text:span text:style-name="T115"><text:tab/></text:span><text:span text:style-name="T21">Kopieer </text:span><text:span text:style-name="T116">Mijn documenten, </text:span><text:span text:style-name="T117">etc</text:span><text:span text:style-name="T21">.</text:span></text:p>
      <text:p text:style-name="P47"><text:span text:style-name="T114"><text:tab/></text:span><text:span text:style-name="Strong_20_Emphasis"><text:span text:style-name="T28">☐ ☐ ☐ ☐</text:span></text:span><text:span text:style-name="T114"><text:tab/></text:span><text:span text:style-name="T118">Kopieer browser</text:span><text:span text:style-name="T119">-app </text:span><text:span text:style-name="T118">profielbestanden</text:span><text:span text:style-name="T22"><text:note text:id="ftn7" text:note-class="footnote"><text:note-citation>1</text:note-citation><text:note-body><text:p text:style-name="P14">Zie <text:span text:style-name="T23">d</text:span>e tabel “Browser-app migratie van Windows naar Linux” op <text:span text:style-name="T24">d</text:span>e vorige pagina.</text:p></text:note-body></text:note></text:span><text:span text:style-name="T22"> </text:span><text:span text:style-name="T120">en importeer browser-app gegevens</text:span><text:span text:style-name="T121">.</text:span></text:p>
      <text:p text:style-name="P49"><text:span text:style-name="T114"><text:tab/></text:span><text:span text:style-name="Strong_20_Emphasis"><text:span text:style-name="T28">☐ ☐ ☐ ☐</text:span></text:span><text:span text:style-name="T114"><text:tab/></text:span><text:span text:style-name="T118">Kopieer </text:span><text:span text:style-name="T122">mail</text:span><text:span text:style-name="T119">-app </text:span><text:span text:style-name="T118">profielbestanden</text:span><text:span text:style-name="T22"><text:note text:id="ftn8" text:note-class="footnote"><text:note-citation>2</text:note-citation><text:note-body><text:p text:style-name="P15">Zie de tabel “<text:span text:style-name="T31">Mai</text:span><text:span text:style-name="T32">l</text:span>-app migratie van Windows naar Linux” op <text:span text:style-name="T24">d</text:span>e vorige pagina.</text:p></text:note-body></text:note></text:span><text:span text:style-name="T22"> </text:span><text:span text:style-name="T120">en importeer mail-app gegevens</text:span><text:span text:style-name="T121">.</text:span></text:p>
      <text:p text:style-name="P47"><text:span text:style-name="T114"><text:tab/></text:span><text:span text:style-name="Strong_20_Emphasis"><text:span text:style-name="T28">☐ ☐ ☐ ☐</text:span></text:span><text:span text:style-name="T114"><text:tab/></text:span><text:span text:style-name="T123">Verwijder overbodige Windows-bestanden via </text:span><text:span text:style-name="Strong_20_Emphasis"><text:span text:style-name="T124">Terminalvenster</text:span></text:span><text:span text:style-name="T125"> </text:span><text:span text:style-name="T126">en de volgende opdrachtregel:<text:line-break/></text:span></text:p>
      <text:list text:continue-numbering="true" text:style-name="L1">
        <text:list-header>
          <text:p text:style-name="P50"><text:span text:style-name="User_20_Entry"><text:span text:style-name="T127">f</text:span></text:span><text:span text:style-name="User_20_Entry"><text:span text:style-name="T128">ind </text:span></text:span><text:span text:style-name="User_20_Entry"><text:span text:style-name="T127">$HOME</text:span></text:span><text:span text:style-name="User_20_Entry"><text:span text:style-name="T128"> -type f -</text:span></text:span><text:span text:style-name="User_20_Entry"><text:span text:style-name="T129">i</text:span></text:span><text:span text:style-name="User_20_Entry"><text:span text:style-name="T128">name </text:span></text:span><text:span text:style-name="User_20_Entry"><text:span text:style-name="T130">d</text:span></text:span><text:span text:style-name="User_20_Entry"><text:span text:style-name="T128">esktop.ini -</text:span></text:span><text:span text:style-name="User_20_Entry"><text:span text:style-name="T131">d</text:span></text:span><text:span text:style-name="User_20_Entry"><text:span text:style-name="T132">e</text:span></text:span><text:span text:style-name="User_20_Entry"><text:span text:style-name="T131">lete </text:span></text:span><text:span text:style-name="User_20_Entry"><text:span text:style-name="T133">-or </text:span></text:span><text:span text:style-name="User_20_Entry"><text:span text:style-name="T128">-type f -</text:span></text:span><text:span text:style-name="User_20_Entry"><text:span text:style-name="T134">i</text:span></text:span><text:span text:style-name="User_20_Entry"><text:span text:style-name="T128">name </text:span></text:span><text:span text:style-name="User_20_Entry"><text:span text:style-name="T134">t</text:span></text:span><text:span text:style-name="User_20_Entry"><text:span text:style-name="T128">humbs.db -</text:span></text:span><text:span text:style-name="User_20_Entry"><text:span text:style-name="T131">delete -</text:span></text:span><text:span text:style-name="User_20_Entry"><text:span text:style-name="T133">or </text:span></text:span><text:span text:style-name="User_20_Entry"><text:span text:style-name="T128">-type f -name '*.</text:span></text:span><text:span text:style-name="User_20_Entry"><text:span text:style-name="T135">lnk'</text:span></text:span><text:span text:style-name="User_20_Entry"><text:span text:style-name="T136"> -delete -or </text:span></text:span><text:span text:style-name="User_20_Entry"><text:span text:style-name="T128">-type f -</text:span></text:span><text:span text:style-name="User_20_Entry"><text:span text:style-name="T129">i</text:span></text:span><text:span text:style-name="User_20_Entry"><text:span text:style-name="T128">name '*.</text:span></text:span><text:span text:style-name="User_20_Entry"><text:span text:style-name="T137">exe'</text:span></text:span><text:span text:style-name="User_20_Entry"><text:span text:style-name="T128"> -</text:span></text:span><text:span text:style-name="User_20_Entry"><text:span text:style-name="T131">delete -</text:span></text:span><text:span text:style-name="User_20_Entry"><text:span text:style-name="T136">or </text:span></text:span><text:span text:style-name="User_20_Entry"><text:span text:style-name="T128">-type f -</text:span></text:span><text:span text:style-name="User_20_Entry"><text:span text:style-name="T134">name '~*' -delete</text:span></text:span><text:span text:style-name="User_20_Entry"><text:span text:style-name="T138"><text:line-break/></text:span></text:span></text:p>
        </text:list-header>
      </text:list>
      <text:p text:style-name="P51"><text:span text:style-name="Strong_20_Emphasis"><text:tab/></text:span><text:span text:style-name="Strong_20_Emphasis"><text:span text:style-name="T139">Gebr. 1-4</text:span></text:span></text:p>
      <text:p text:style-name="P47"><text:span text:style-name="Strong_20_Emphasis"><text:span text:style-name="T140"><text:tab/></text:span></text:span><text:span text:style-name="Strong_20_Emphasis"><text:span text:style-name="T28">☐ ☐ ☐ ☐</text:span></text:span><text:span text:style-name="Strong_20_Emphasis"><text:span text:style-name="T115"><text:tab/></text:span></text:span><text:span text:style-name="T21">Maak verbinding met het Internet, zodat er </text:span><text:span text:style-name="T141">weer</text:span><text:span text:style-name="T21"> nieuwe </text:span><text:span text:style-name="T142">e-</text:span><text:span text:style-name="T21">mails</text:span><text:span text:style-name="T143"> </text:span><text:span text:style-name="T142">binnen</text:span><text:span text:style-name="T21"> </text:span><text:span text:style-name="T143">kunnen </text:span><text:span text:style-name="T21">komen.</text:span></text:p>
      <text:list text:style-name="L2">
        <text:list-header>
          <text:p text:style-name="P52"><text:span text:style-name="T114"><text:tab/></text:span><text:span text:style-name="Strong_20_Emphasis"><text:span text:style-name="T28">☐ ☐ ☐ ☐</text:span></text:span><text:span text:style-name="T114"><text:tab/></text:span><text:span text:style-name="T144">Start de browser-app en c</text:span><text:span text:style-name="T145">ontroleer de werking</text:span><text:span text:style-name="T22">.</text:span></text:p>
          <text:p text:style-name="P53"><text:span text:style-name="T114"><text:tab/></text:span><text:span text:style-name="Strong_20_Emphasis"><text:span text:style-name="T28">☐ ☐ ☐ ☐</text:span></text:span><text:span text:style-name="T114"><text:tab/></text:span><text:span text:style-name="T144">Start de mail-app en c</text:span><text:span text:style-name="T145">ontroleer de werking</text:span><text:span text:style-name="T22">.</text:span></text:p>
          <text:p text:style-name="P52"><text:span text:style-name="T114"/></text:p>
          <text:p text:style-name="P54"><text:span text:style-name="T146"><text:line-break/><text:tab/></text:span><text:span text:style-name="T147">E</text:span><text:span text:style-name="T148">inde c</text:span><text:span text:style-name="T149">hecklist, </text:span><text:span text:style-name="T150">het overzetten</text:span><text:span text:style-name="T151"> </text:span><text:span text:style-name="T152">is </text:span><text:span text:style-name="T151">voltooid.</text:span></text:p>
        </text:list-header>
      </text:list>
      <text:p text:style-name="P55"/>
      <text:list text:continue-numbering="true" text:style-name="L2">
        <text:list-item>
          <text:list>
            <text:list-header>
              <text:p text:style-name="P56"><text:span text:style-name="T153">Geschreven door </text:span><text:a xlink:type="simple" xlink:href="mailto:info@karelzimmer.nl?subject=Checklist%20installatie%20Linux" text:style-name="Internet_20_link" text:visited-style-name="Visited_20_Internet_20_Link"><text:span text:style-name="T154">Karel Zimmer</text:span></text:a><text:span text:style-name="T155">.</text:span></text:p>
              <text:p text:style-name="P57"><text:span text:style-name="T156">Licentie </text:span><text:span text:style-name="T155">C</text:span><text:span text:style-name="T157">C0</text:span><text:span text:style-name="T155"> 1.0 </text:span><text:span text:style-name="T15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58"><text:s/></text:span><text:span text:style-name="T15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58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8">Gebr.#</text:p>
            <text:p text:style-name="P59"/>
          </table:table-cell>
          <table:table-cell table:style-name="Tabel1.A1" table:number-rows-spanned="2" office:value-type="string">
            <text:p text:style-name="P60">Gebruiker</text:p>
            <text:p text:style-name="P61">(bijv. Jan <text:span text:style-name="T159">Jansen</text:span>)</text:p>
          </table:table-cell>
          <table:table-cell table:style-name="Tabel1.A1" table:number-rows-spanned="2" office:value-type="string">
            <text:p text:style-name="P60">Gebruikersnaam</text:p>
            <text:p text:style-name="P61">(bijv. jan)</text:p>
          </table:table-cell>
          <table:table-cell table:style-name="Tabel1.D1" table:number-rows-spanned="2" office:value-type="string">
            <text:p text:style-name="P62">Wachtwoord</text:p>
            <text:p text:style-name="P63"/>
          </table:table-cell>
          <table:table-cell table:style-name="Tabel1.E1" office:value-type="string">
            <text:p text:style-name="P64"/>
          </table:table-cell>
          <table:table-cell table:style-name="Tabel1.F1" office:value-type="string">
            <text:p text:style-name="P65">BIOS-wachtwoord</text:p>
          </table:table-cell>
          <table:table-cell table:style-name="Tabel1.G1" office:value-type="string">
            <text:p text:style-name="P66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67">Wifi-netwerknaam</text:p>
          </table:table-cell>
          <table:table-cell table:style-name="Tabel1.G2" office:value-type="string">
            <text:p text:style-name="P66"/>
          </table:table-cell>
        </table:table-row>
        <table:table-row table:style-name="Tabel1.3">
          <table:table-cell table:style-name="Tabel1.A3" office:value-type="string">
            <text:p text:style-name="P68">1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6"/>
          </table:table-cell>
          <table:table-cell table:style-name="Tabel1.D3" office:value-type="string">
            <text:p text:style-name="P66"/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69">Netwerksleutel</text:p>
          </table:table-cell>
          <table:table-cell table:style-name="Tabel1.G2" office:value-type="string">
            <text:p text:style-name="P66"/>
          </table:table-cell>
        </table:table-row>
        <table:table-row table:style-name="Tabel1.4">
          <table:table-cell table:style-name="Tabel1.A3" office:value-type="string">
            <text:p text:style-name="P68">2</text:p>
          </table:table-cell>
          <table:table-cell table:style-name="Tabel1.A3" office:value-type="string">
            <text:p text:style-name="P66"/>
          </table:table-cell>
          <table:table-cell table:style-name="Tabel1.A3" office:value-type="string">
            <text:p text:style-name="P66"/>
          </table:table-cell>
          <table:table-cell table:style-name="Tabel1.D3" office:value-type="string">
            <text:p text:style-name="P66"/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70">Router IP#</text:p>
          </table:table-cell>
          <table:table-cell table:style-name="Tabel1.G2" office:value-type="string">
            <text:p text:style-name="P66"/>
          </table:table-cell>
        </table:table-row>
        <table:table-row table:style-name="Tabel1.5">
          <table:table-cell table:style-name="Tabel1.A3" office:value-type="string">
            <text:p text:style-name="P71">3</text:p>
          </table:table-cell>
          <table:table-cell table:style-name="Tabel1.A3" office:value-type="string">
            <text:p text:style-name="P66"/>
          </table:table-cell>
          <table:table-cell table:style-name="Tabel1.A3" office:value-type="string">
            <text:p text:style-name="P66"/>
          </table:table-cell>
          <table:table-cell table:style-name="Tabel1.D3" office:value-type="string">
            <text:p text:style-name="P66"/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70">Router gebr.nm/ww</text:p>
          </table:table-cell>
          <table:table-cell table:style-name="Tabel1.G2" office:value-type="string">
            <text:p text:style-name="P66"/>
          </table:table-cell>
        </table:table-row>
        <table:table-row table:style-name="Tabel1.6">
          <table:table-cell table:style-name="Tabel1.A3" office:value-type="string">
            <text:p text:style-name="P71">4</text:p>
          </table:table-cell>
          <table:table-cell table:style-name="Tabel1.A3" office:value-type="string">
            <text:p text:style-name="P66"/>
          </table:table-cell>
          <table:table-cell table:style-name="Tabel1.A3" office:value-type="string">
            <text:p text:style-name="P66"/>
          </table:table-cell>
          <table:table-cell table:style-name="Tabel1.D3" office:value-type="string">
            <text:p text:style-name="P66"/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72">TeamViewer ID</text:p>
          </table:table-cell>
          <table:table-cell table:style-name="Tabel1.G2" office:value-type="string">
            <text:p text:style-name="P66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73">Gebr.<text:span text:style-name="T160">#</text:span></text:p>
          </table:table-cell>
          <table:table-cell table:style-name="Tabel2.A1" office:value-type="string">
            <text:p text:style-name="P74">E-mailnaam</text:p>
          </table:table-cell>
          <table:table-cell table:style-name="Tabel2.A1" office:value-type="string">
            <text:p text:style-name="P74">E-mailadres</text:p>
          </table:table-cell>
          <table:table-cell table:style-name="Tabel2.A1" office:value-type="string">
            <text:p text:style-name="P75">Gebruikersnaam</text:p>
          </table:table-cell>
          <table:table-cell table:style-name="Tabel2.A1" office:value-type="string">
            <text:p text:style-name="P76">Wachtwoord</text:p>
          </table:table-cell>
          <table:table-cell table:style-name="Tabel2.A1" office:value-type="string">
            <text:p text:style-name="P76"><text:span text:style-name="T161">Inkomende</text:span><text:span text:style-name="T162"> </text:span>mailserver</text:p>
          </table:table-cell>
          <table:table-cell table:style-name="Tabel2.G1" office:value-type="string">
            <text:p text:style-name="P77"><text:span text:style-name="T162">Uitgaande </text:span>mailserver</text:p>
          </table:table-cell>
        </table:table-row>
        <table:table-row table:style-name="Tabel2.2">
          <table:table-cell table:style-name="Tabel2.A2" office:value-type="string">
            <text:p text:style-name="P78"/>
          </table:table-cell>
          <table:table-cell table:style-name="Tabel2.A2" office:value-type="string">
            <text:p text:style-name="P79"/>
          </table:table-cell>
          <table:table-cell table:style-name="Tabel2.A2" office:value-type="string">
            <text:p text:style-name="P80"/>
          </table:table-cell>
          <table:table-cell table:style-name="Tabel2.A2" office:value-type="string">
            <text:p text:style-name="P81"/>
          </table:table-cell>
          <table:table-cell table:style-name="Tabel2.A2" office:value-type="string">
            <text:p text:style-name="P81"/>
          </table:table-cell>
          <table:table-cell table:style-name="Tabel2.A2" office:value-type="string">
            <text:p text:style-name="P81"/>
          </table:table-cell>
          <table:table-cell table:style-name="Tabel2.G2" office:value-type="string">
            <text:p text:style-name="P81"/>
          </table:table-cell>
        </table:table-row>
        <table:table-row table:style-name="Tabel2.3"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G3" office:value-type="string">
            <text:p text:style-name="P81"/>
          </table:table-cell>
        </table:table-row>
        <table:table-row table:style-name="Tabel2.4"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G3" office:value-type="string">
            <text:p text:style-name="P81"/>
          </table:table-cell>
        </table:table-row>
        <table:table-row table:style-name="Tabel2.5"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G3" office:value-type="string">
            <text:p text:style-name="P81"/>
          </table:table-cell>
        </table:table-row>
        <table:table-row table:style-name="Tabel2.5"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G3" office:value-type="string">
            <text:p text:style-name="P81"/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10T15:09:19.213834628">10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10T15:09:19.214918408">10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10T15:09:19.142859769</dc:date>
    <meta:print-date>2014-01-05T10:21:33.960023988</meta:print-date>
    <meta:keyword>Installatie</meta:keyword>
    <meta:keyword>Checklist</meta:keyword>
    <meta:keyword>Linux</meta:keyword>
    <meta:editing-cycles>2572</meta:editing-cycles>
    <meta:editing-duration>P5DT8H31M54S</meta:editing-duration>
    <meta:printed-by>Karel Zimmer</meta:printed-by>
    <dc:creator>Karel Zimmer</dc:creator>
    <meta:document-statistic meta:table-count="8" meta:image-count="2" meta:object-count="0" meta:page-count="4" meta:paragraph-count="101" meta:word-count="559" meta:character-count="4306" meta:non-whitespace-character-count="3754"/>
    <meta:user-defined meta:name="Info 1"/>
    <meta:user-defined meta:name="Info 2"/>
    <meta:user-defined meta:name="Info 3"/>
    <meta:user-defined meta:name="Info 4"/>
  </office:meta>
</office:document-meta>
</file>